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369" officeooo:paragraph-rsid="001e3369"/>
    </style:style>
    <style:style style:name="P2" style:family="paragraph" style:parent-style-name="Preformatted_20_Text">
      <style:text-properties officeooo:rsid="001e3369" officeooo:paragraph-rsid="001e3369"/>
    </style:style>
    <style:style style:name="P3" style:family="paragraph" style:parent-style-name="Preformatted_20_Text" style:list-style-name="L1">
      <style:text-properties officeooo:rsid="001e3369" officeooo:paragraph-rsid="001e3369"/>
    </style:style>
    <style:style style:name="P4" style:family="paragraph" style:parent-style-name="Preformatted_20_Text" style:list-style-name="L1">
      <style:text-properties officeooo:rsid="001e3369" officeooo:paragraph-rsid="00297d73"/>
    </style:style>
    <style:style style:name="P5" style:family="paragraph" style:parent-style-name="Preformatted_20_Text" style:list-style-name="L1">
      <style:text-properties officeooo:rsid="001e3369" officeooo:paragraph-rsid="002d106a"/>
    </style:style>
    <style:style style:name="P6" style:family="paragraph" style:parent-style-name="Preformatted_20_Text">
      <style:text-properties officeooo:rsid="001e3369" officeooo:paragraph-rsid="001e3369"/>
    </style:style>
    <style:style style:name="P7" style:family="paragraph" style:parent-style-name="Preformatted_20_Text">
      <style:text-properties officeooo:rsid="001e3369" officeooo:paragraph-rsid="0022b894"/>
    </style:style>
    <style:style style:name="P8" style:family="paragraph" style:parent-style-name="Preformatted_20_Text">
      <style:text-properties officeooo:rsid="001e3369" officeooo:paragraph-rsid="00297d73"/>
    </style:style>
    <style:style style:name="P9" style:family="paragraph" style:parent-style-name="Preformatted_20_Text">
      <style:text-properties officeooo:paragraph-rsid="00297d73"/>
    </style:style>
    <style:style style:name="P10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11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f6f8fa" fo:padding="0cm" fo:border="none"/>
    </style:style>
    <style:style style:name="P12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f6f8fa" fo:padding="0cm" fo:border="none"/>
      <style:text-properties officeooo:paragraph-rsid="002b124a"/>
    </style:style>
    <style:style style:name="P13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f6f8fa" fo:padding="0cm" fo:border="none"/>
      <style:text-properties officeooo:paragraph-rsid="002c3638"/>
    </style:style>
    <style:style style:name="P14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f6f8fa" fo:padding="0cm" fo:border="none"/>
      <style:text-properties officeooo:paragraph-rsid="002ea904"/>
    </style:style>
    <style:style style:name="P15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f6f8fa" fo:padding="0cm" fo:border="none"/>
      <style:text-properties officeooo:paragraph-rsid="00311b08"/>
    </style:style>
    <style:style style:name="P16" style:family="paragraph" style:parent-style-name="Preformatted_20_Text">
      <style:paragraph-properties fo:margin-left="0cm" fo:margin-right="0cm" fo:line-height="100%" fo:text-indent="0cm" style:auto-text-indent="false"/>
      <style:text-properties officeooo:rsid="001e3369" officeooo:paragraph-rsid="00297d73"/>
    </style:style>
    <style:style style:name="P17" style:family="paragraph" style:parent-style-name="Standard" style:list-style-name="L1">
      <style:text-properties officeooo:rsid="001e3369" officeooo:paragraph-rsid="001fa42e"/>
    </style:style>
    <style:style style:name="P18" style:family="paragraph" style:parent-style-name="Standard" style:list-style-name="L1">
      <style:text-properties officeooo:rsid="001e3369" officeooo:paragraph-rsid="0021be95"/>
    </style:style>
    <style:style style:name="P19" style:family="paragraph" style:parent-style-name="Standard">
      <style:text-properties officeooo:rsid="001e3369" officeooo:paragraph-rsid="001e3369"/>
    </style:style>
    <style:style style:name="P20" style:family="paragraph" style:parent-style-name="Standard" style:list-style-name="L1">
      <style:text-properties fo:font-weight="bold" officeooo:rsid="001e3369" officeooo:paragraph-rsid="001e3369" style:font-weight-asian="bold" style:font-weight-complex="bold"/>
    </style:style>
    <style:style style:name="P21" style:family="paragraph" style:parent-style-name="Standard" style:list-style-name="L1">
      <style:text-properties fo:font-weight="bold" officeooo:rsid="001e3369" officeooo:paragraph-rsid="0022b894" style:font-weight-asian="bold" style:font-weight-complex="bold"/>
    </style:style>
    <style:style style:name="P22" style:family="paragraph" style:parent-style-name="Standard" style:list-style-name="L1">
      <style:text-properties fo:font-weight="bold" officeooo:rsid="001e3369" officeooo:paragraph-rsid="00297d73" style:font-weight-asian="bold" style:font-weight-complex="bold"/>
    </style:style>
    <style:style style:name="P23" style:family="paragraph" style:parent-style-name="Standard">
      <style:text-properties fo:font-weight="bold" officeooo:rsid="001e3369" officeooo:paragraph-rsid="00297d73" style:font-weight-asian="bold" style:font-weight-complex="bold"/>
    </style:style>
    <style:style style:name="P24" style:family="paragraph" style:parent-style-name="Standard">
      <style:text-properties fo:font-weight="bold" officeooo:rsid="001e3369" officeooo:paragraph-rsid="002b124a" style:font-weight-asian="bold" style:font-weight-complex="bold"/>
    </style:style>
    <style:style style:name="P25" style:family="paragraph" style:parent-style-name="Standard" style:list-style-name="L7">
      <style:text-properties fo:font-weight="bold" officeooo:rsid="001e3369" officeooo:paragraph-rsid="002b124a" style:font-weight-asian="bold" style:font-weight-complex="bold"/>
    </style:style>
    <style:style style:name="P26" style:family="paragraph" style:parent-style-name="Standard">
      <style:text-properties fo:font-weight="bold" officeooo:rsid="001e3369" officeooo:paragraph-rsid="002ea904" style:font-weight-asian="bold" style:font-weight-complex="bold"/>
    </style:style>
    <style:style style:name="P27" style:family="paragraph" style:parent-style-name="Standard" style:list-style-name="L1">
      <style:text-properties fo:font-weight="bold" officeooo:rsid="002a124d" officeooo:paragraph-rsid="002a124d" style:font-weight-asian="bold" style:font-weight-complex="bold"/>
    </style:style>
    <style:style style:name="P28" style:family="paragraph" style:parent-style-name="Standard" style:list-style-name="L1">
      <style:text-properties fo:font-weight="bold" officeooo:rsid="002c3638" officeooo:paragraph-rsid="002c3638" style:font-weight-asian="bold" style:font-weight-complex="bold"/>
    </style:style>
    <style:style style:name="P29" style:family="paragraph" style:parent-style-name="Standard">
      <style:text-properties fo:font-size="16pt" fo:font-weight="bold" officeooo:rsid="0021be95" officeooo:paragraph-rsid="0021be95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6pt" fo:font-weight="bold" officeooo:rsid="0021be95" officeooo:paragraph-rsid="00285d6c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6pt" fo:font-weight="bold" officeooo:rsid="0021be95" officeooo:paragraph-rsid="00297d73" style:font-size-asian="16pt" style:font-weight-asian="bold" style:font-size-complex="16pt" style:font-weight-complex="bold"/>
    </style:style>
    <style:style style:name="P32" style:family="paragraph" style:parent-style-name="Standard" style:list-style-name="L1">
      <style:text-properties fo:font-size="16pt" fo:font-weight="bold" officeooo:rsid="001e3369" officeooo:paragraph-rsid="002c3638" style:font-size-asian="16pt" style:font-weight-asian="bold" style:font-size-complex="16pt" style:font-weight-complex="bold"/>
    </style:style>
    <style:style style:name="P33" style:family="paragraph" style:parent-style-name="Standard" style:list-style-name="L1">
      <style:text-properties fo:font-size="16pt" fo:font-weight="bold" officeooo:rsid="001e3369" officeooo:paragraph-rsid="002d106a" style:font-size-asian="16pt" style:font-weight-asian="bold" style:font-size-complex="16pt" style:font-weight-complex="bold"/>
    </style:style>
    <style:style style:name="P34" style:family="paragraph" style:parent-style-name="Standard">
      <style:paragraph-properties fo:line-height="100%" fo:text-align="center" style:justify-single-word="false"/>
      <style:text-properties fo:font-size="16pt" fo:font-weight="bold" officeooo:rsid="002ea904" officeooo:paragraph-rsid="00311b08" style:font-size-asian="16pt" style:font-weight-asian="bold" style:font-size-complex="16pt" style:font-weight-complex="bold"/>
    </style:style>
    <style:style style:name="P35" style:family="paragraph" style:parent-style-name="Standard">
      <style:text-properties officeooo:paragraph-rsid="00285d6c"/>
    </style:style>
    <style:style style:name="P36" style:family="paragraph" style:parent-style-name="Standard">
      <style:text-properties officeooo:paragraph-rsid="002b124a"/>
    </style:style>
    <style:style style:name="P37" style:family="paragraph" style:parent-style-name="Standard" style:list-style-name="L7">
      <style:text-properties officeooo:paragraph-rsid="002b124a"/>
    </style:style>
    <style:style style:name="P38" style:family="paragraph" style:parent-style-name="Standard">
      <style:text-properties officeooo:paragraph-rsid="002d106a"/>
    </style:style>
    <style:style style:name="P39" style:family="paragraph" style:parent-style-name="Standard">
      <style:text-properties fo:font-size="18pt" fo:font-weight="bold" officeooo:rsid="0021be95" officeooo:paragraph-rsid="0021be95" style:font-size-asian="18pt" style:font-weight-asian="bold" style:font-size-complex="18pt" style:font-weight-complex="bold"/>
    </style:style>
    <style:style style:name="P40" style:family="paragraph" style:parent-style-name="Standard">
      <style:text-properties fo:font-size="18pt" fo:font-weight="bold" officeooo:rsid="0021be95" officeooo:paragraph-rsid="00285d6c" style:font-size-asian="18pt" style:font-weight-asian="bold" style:font-size-complex="18pt" style:font-weight-complex="bold"/>
    </style:style>
    <style:style style:name="P41" style:family="paragraph" style:parent-style-name="Standard">
      <style:text-properties fo:font-size="18pt" fo:font-weight="bold" officeooo:rsid="002ea904" officeooo:paragraph-rsid="002ea904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8pt" fo:font-weight="bold" officeooo:rsid="002ea904" officeooo:paragraph-rsid="002ea904" style:font-size-asian="18pt" style:font-weight-asian="bold" style:font-size-complex="18pt" style:font-weight-complex="bold"/>
    </style:style>
    <style:style style:name="P43" style:family="paragraph" style:parent-style-name="Standard">
      <style:paragraph-properties fo:line-height="100%"/>
      <style:text-properties fo:font-size="18pt" fo:font-weight="bold" officeooo:rsid="002ea904" officeooo:paragraph-rsid="002ea904" style:font-size-asian="18pt" style:font-weight-asian="bold" style:font-size-complex="18pt" style:font-weight-complex="bold"/>
    </style:style>
    <style:style style:name="P44" style:family="paragraph" style:parent-style-name="Standard">
      <style:paragraph-properties fo:line-height="100%" fo:text-align="center" style:justify-single-word="false"/>
      <style:text-properties fo:font-size="18pt" fo:font-weight="normal" officeooo:rsid="00311b08" officeooo:paragraph-rsid="00311b08" style:font-size-asian="15.75pt" style:font-weight-asian="normal" style:font-size-complex="18pt" style:font-weight-complex="normal"/>
    </style:style>
    <style:style style:name="P45" style:family="paragraph" style:parent-style-name="Standard" style:list-style-name="L14">
      <style:text-properties fo:font-size="12pt" fo:font-weight="bold" officeooo:rsid="002ea904" officeooo:paragraph-rsid="002f51f3" style:font-size-asian="12pt" style:font-weight-asian="bold" style:font-size-complex="12pt" style:font-weight-complex="bold"/>
    </style:style>
    <style:style style:name="P46" style:family="paragraph" style:parent-style-name="Standard" style:list-style-name="L14">
      <style:text-properties fo:font-size="12pt" fo:font-weight="bold" officeooo:rsid="002f51f3" officeooo:paragraph-rsid="002f51f3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2f51f3" officeooo:paragraph-rsid="002f51f3" style:font-size-asian="12pt" style:font-weight-asian="bold" style:font-size-complex="12pt" style:font-weight-complex="bold"/>
    </style:style>
    <style:style style:name="P48" style:family="paragraph" style:parent-style-name="Standard" style:list-style-name="L14">
      <style:text-properties officeooo:paragraph-rsid="002ea904"/>
    </style:style>
    <style:style style:name="P49" style:family="paragraph" style:parent-style-name="Standard" style:list-style-name="L14">
      <style:text-properties officeooo:rsid="002f51f3" officeooo:paragraph-rsid="002f51f3"/>
    </style:style>
    <style:style style:name="P50" style:family="paragraph" style:parent-style-name="Heading_20_1">
      <style:paragraph-properties fo:line-height="100%" fo:text-align="center" style:justify-single-word="false"/>
      <style:text-properties fo:font-variant="normal" fo:text-transform="none" fo:color="#24292e" style:font-name="apple-system" fo:font-size="20pt" fo:letter-spacing="normal" fo:font-style="normal" fo:font-weight="bold" officeooo:rsid="002ea904" officeooo:paragraph-rsid="002ea904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51f3" style:font-weight-asian="normal" style:font-weight-complex="normal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officeooo:rsid="001fa42e" fo:background-color="transparent" loext:char-shading-value="0" loext:padding="0cm" loext:border="none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officeooo:rsid="002b124a" fo:background-color="transparent" loext:char-shading-value="0" loext:padding="0cm" loext:border="none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officeooo:rsid="002d106a" fo:background-color="transparent" loext:char-shading-value="0" loext:padding="0cm" loext:border="none"/>
    </style:style>
    <style:style style:name="T7" style:family="text">
      <style:text-properties fo:font-variant="normal" fo:text-transform="none" fo:color="#24292e" style:font-name="apple-system" fo:letter-spacing="normal" fo:font-style="normal" officeooo:rsid="00311b08"/>
    </style:style>
    <style:style style:name="T8" style:family="text">
      <style:text-properties fo:font-variant="normal" fo:text-transform="none" fo:color="#24292e" style:text-outline="true" style:font-name="SFMono-Regular" fo:font-size="9.75pt" fo:letter-spacing="normal" fo:font-style="normal" fo:font-weight="normal" officeooo:rsid="001fa42e" fo:background-color="transparent" loext:char-shading-value="0" loext:padding="0cm" loext:border="none"/>
    </style:style>
    <style:style style:name="T9" style:family="text">
      <style:text-properties fo:font-variant="normal" fo:text-transform="none" fo:color="#24292e" style:text-outline="false" style:font-name="SFMono-Regular" fo:font-size="9.75pt" fo:letter-spacing="normal" fo:font-style="normal" fo:font-weight="normal" officeooo:rsid="001fa42e" fo:background-color="transparent" loext:char-shading-value="0" loext:padding="0cm" loext:border="none"/>
    </style:style>
    <style:style style:name="T10" style:family="text">
      <style:text-properties fo:font-variant="normal" fo:text-transform="none" fo:color="#000000" style:font-name="Liberation Serif" fo:font-size="9.75pt" fo:letter-spacing="normal" fo:font-style="normal" fo:font-weight="normal" officeooo:rsid="001fa42e" fo:background-color="transparent" loext:char-shading-value="0" loext:padding="0cm" loext:border="none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21be95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21be95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fa42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22b894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22b894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24a8eb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268bad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285d6c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2a124d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1e336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2b124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2c363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2d106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2ea904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bold" officeooo:rsid="002c3638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7" style:family="text">
      <style:text-properties fo:font-variant="normal" fo:text-transform="none" fo:color="#000000" style:font-name="Liberation Serif" fo:font-size="18pt" fo:letter-spacing="normal" fo:font-style="normal" fo:background-color="transparent" loext:char-shading-value="0" style:font-size-asian="18pt" style:font-size-complex="18pt" loext:padding="0cm" loext:border="none"/>
    </style:style>
    <style:style style:name="T28" style:family="text">
      <style:text-properties fo:font-variant="normal" fo:text-transform="none" fo:color="#000000" style:font-name="Liberation Serif" fo:font-size="18pt" fo:letter-spacing="normal" fo:font-style="normal" officeooo:rsid="00297d73" fo:background-color="transparent" loext:char-shading-value="0" style:font-size-asian="18pt" style:font-size-complex="18pt" loext:padding="0cm" loext:border="none"/>
    </style:style>
    <style:style style:name="T29" style:family="text">
      <style:text-properties fo:font-variant="normal" fo:text-transform="none" fo:color="#000000" fo:font-size="12pt" fo:letter-spacing="normal" fo:font-style="normal" fo:font-weight="bold" officeooo:rsid="002c3638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0" style:family="text">
      <style:text-properties fo:font-variant="normal" fo:text-transform="none" fo:color="#000000" style:text-outline="true" style:font-name="Liberation Serif" fo:font-size="12pt" fo:letter-spacing="normal" fo:font-style="normal" fo:font-weight="normal" officeooo:rsid="0021be95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000000" style:text-outline="true" style:font-name="Liberation Serif" fo:font-size="12pt" fo:letter-spacing="normal" fo:font-style="normal" fo:font-weight="normal" officeooo:rsid="0022b894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2" style:family="text">
      <style:text-properties fo:font-variant="normal" fo:text-transform="none" fo:color="#000000" style:text-outline="true" style:font-name="Liberation Serif" fo:font-size="12pt" fo:letter-spacing="normal" fo:font-style="normal" fo:font-weight="normal" officeooo:rsid="0024a8eb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000000" style:text-outline="false" style:font-name="Liberation Serif" fo:font-size="12pt" fo:letter-spacing="normal" fo:font-style="normal" fo:font-weight="normal" officeooo:rsid="0021be95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fo:color="#000000" style:text-outline="false" style:font-name="Liberation Serif" fo:font-size="12pt" fo:letter-spacing="normal" fo:font-style="normal" fo:font-weight="normal" officeooo:rsid="0022b894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color="#000000" style:text-outline="false" style:font-name="Liberation Serif" fo:font-size="12pt" fo:letter-spacing="normal" fo:font-style="normal" fo:font-weight="normal" officeooo:rsid="0024a8eb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fo:color="#00a933" style:font-name="Liberation Serif" fo:font-size="12pt" fo:letter-spacing="normal" fo:font-style="normal" fo:font-weight="bold" officeooo:rsid="0021be95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7" style:family="text">
      <style:text-properties fo:font-variant="normal" fo:text-transform="none" fo:color="#00a933" style:font-name="Liberation Serif" fo:font-size="12pt" fo:letter-spacing="normal" fo:font-style="normal" fo:font-weight="bold" officeooo:rsid="0024a8eb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8" style:family="text">
      <style:text-properties fo:font-variant="normal" fo:text-transform="none" fo:color="#00a933" style:font-name="Liberation Serif" fo:font-size="12pt" fo:letter-spacing="normal" fo:font-style="normal" fo:font-weight="bold" officeooo:rsid="002ea904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9" style:family="text">
      <style:text-properties fo:font-variant="normal" fo:text-transform="none" fo:color="#00a933" style:font-name="Liberation Serif" fo:font-size="12pt" fo:letter-spacing="normal" fo:font-style="normal" fo:font-weight="bold" officeooo:rsid="002c3638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0" style:family="text">
      <style:text-properties fo:font-variant="normal" fo:text-transform="none" fo:color="#00a933" style:font-name="Liberation Serif" fo:font-size="12pt" fo:letter-spacing="normal" fo:font-style="normal" officeooo:rsid="0021be95" fo:background-color="transparent" loext:char-shading-value="0" style:font-size-asian="12pt" style:font-size-complex="12pt" loext:padding="0cm" loext:border="none"/>
    </style:style>
    <style:style style:name="T41" style:family="text">
      <style:text-properties fo:font-variant="normal" fo:text-transform="none" fo:color="#00a933" style:font-name="Liberation Serif" fo:font-size="12pt" fo:letter-spacing="normal" fo:font-style="normal" officeooo:rsid="0022b894" fo:background-color="transparent" loext:char-shading-value="0" style:font-size-asian="12pt" style:font-size-complex="12pt" loext:padding="0cm" loext:border="none"/>
    </style:style>
    <style:style style:name="T42" style:family="text">
      <style:text-properties fo:font-variant="normal" fo:text-transform="none" fo:color="#00a933" style:font-name="Liberation Serif" fo:font-size="12pt" fo:letter-spacing="normal" fo:font-style="normal" officeooo:rsid="002d106a" fo:background-color="transparent" loext:char-shading-value="0" style:font-size-asian="12pt" style:font-size-complex="12pt" loext:padding="0cm" loext:border="none"/>
    </style:style>
    <style:style style:name="T43" style:family="text">
      <style:text-properties fo:font-variant="normal" fo:text-transform="none" fo:color="#00a933" style:font-name="Liberation Serif" fo:font-size="12pt" fo:letter-spacing="normal" fo:font-style="normal" fo:font-weight="normal" officeooo:rsid="0022b894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a933" style:text-outline="true" style:font-name="Liberation Serif" fo:font-size="12pt" fo:letter-spacing="normal" fo:font-style="normal" fo:font-weight="bold" officeooo:rsid="0024a8eb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5" style:family="text">
      <style:text-properties fo:font-variant="normal" fo:text-transform="none" fo:color="#00a933" style:text-outline="false" style:font-name="Liberation Serif" fo:font-size="12pt" fo:letter-spacing="normal" fo:font-style="normal" fo:font-weight="bold" officeooo:rsid="0024a8eb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6" style:family="text">
      <style:text-properties fo:font-variant="normal" fo:text-transform="none" fo:color="#729fcf" style:font-name="Liberation Serif" fo:font-size="12pt" fo:letter-spacing="normal" fo:font-style="normal" fo:font-weight="bold" officeooo:rsid="0021be95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7" style:family="text">
      <style:text-properties fo:font-variant="normal" fo:text-transform="none" fo:color="#729fcf" style:font-name="Liberation Serif" fo:font-size="12pt" fo:letter-spacing="normal" fo:font-style="normal" fo:font-weight="bold" officeooo:rsid="0022b894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8" style:family="text">
      <style:text-properties fo:font-variant="normal" fo:text-transform="none" fo:color="#729fcf" style:font-name="Liberation Serif" fo:font-size="12pt" fo:letter-spacing="normal" fo:font-style="normal" fo:font-weight="bold" officeooo:rsid="002b124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9" style:family="text">
      <style:text-properties fo:font-variant="normal" fo:text-transform="none" fo:color="#729fcf" style:font-name="Liberation Serif" fo:font-size="12pt" fo:letter-spacing="normal" fo:font-style="normal" fo:font-weight="bold" officeooo:rsid="002c3638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0" style:family="text">
      <style:text-properties fo:font-variant="normal" fo:text-transform="none" fo:color="#729fcf" style:font-name="Liberation Serif" fo:font-size="12pt" fo:letter-spacing="normal" fo:font-style="normal" officeooo:rsid="0022b894" fo:background-color="transparent" loext:char-shading-value="0" style:font-size-asian="12pt" style:font-size-complex="12pt" loext:padding="0cm" loext:border="none"/>
    </style:style>
    <style:style style:name="T51" style:family="text">
      <style:text-properties fo:font-variant="normal" fo:text-transform="none" fo:color="#729fcf" style:font-name="Liberation Serif" fo:font-size="12pt" fo:letter-spacing="normal" fo:font-style="normal" officeooo:rsid="00268bad" fo:background-color="transparent" loext:char-shading-value="0" style:font-size-asian="12pt" style:font-size-complex="12pt" loext:padding="0cm" loext:border="none"/>
    </style:style>
    <style:style style:name="T52" style:family="text">
      <style:text-properties fo:font-variant="normal" fo:text-transform="none" fo:color="#729fcf" style:font-name="Liberation Serif" fo:font-size="12pt" fo:letter-spacing="normal" fo:font-style="normal" officeooo:rsid="002d106a" fo:background-color="transparent" loext:char-shading-value="0" style:font-size-asian="12pt" style:font-size-complex="12pt" loext:padding="0cm" loext:border="none"/>
    </style:style>
    <style:style style:name="T53" style:family="text">
      <style:text-properties fo:font-variant="normal" fo:text-transform="none" fo:color="#729fcf" style:font-name="Liberation Serif" fo:font-size="12pt" fo:letter-spacing="normal" fo:font-style="normal" officeooo:rsid="002c3638" fo:background-color="transparent" loext:char-shading-value="0" style:font-size-asian="12pt" style:font-size-complex="12pt" loext:padding="0cm" loext:border="none"/>
    </style:style>
    <style:style style:name="T54" style:family="text">
      <style:text-properties fo:font-size="12pt" fo:font-weight="bold" officeooo:rsid="002ea904" style:font-size-asian="12pt" style:font-weight-asian="bold" style:font-size-complex="12pt" style:font-weight-complex="bold"/>
    </style:style>
    <style:style style:name="T55" style:family="text">
      <style:text-properties officeooo:rsid="00285d6c"/>
    </style:style>
    <style:style style:name="T56" style:family="text">
      <style:text-properties fo:font-size="16pt" fo:font-weight="bold" officeooo:rsid="0021be95" style:font-size-asian="16pt" style:font-weight-asian="bold" style:font-size-complex="16pt" style:font-weight-complex="bold"/>
    </style:style>
    <style:style style:name="T57" style:family="text">
      <style:text-properties officeooo:rsid="002ea904"/>
    </style:style>
    <style:style style:name="T58" style:family="text">
      <style:text-properties fo:font-size="22pt" officeooo:rsid="00311b08" style:font-size-asian="19.25pt" style:font-size-complex="22pt"/>
    </style:style>
    <style:style style:name="T59" style:family="text">
      <style:text-properties officeooo:rsid="00311b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58"/></text:p>
      <text:h text:style-name="P50" text:outline-level="1"><text:span text:style-name="T59">Projekt: System Zarządzania Partią Polityczną.</text:span></text:h>
      <text:p text:style-name="P34"><text:span text:style-name="T7">Model konceptualny oraz diagram E-R.</text:span></text:p>
      <text:p text:style-name="P44"/>
      <text:p text:style-name="P44">Karol Cidyło</text:p>
      <text:p text:style-name="P43"/>
      <text:p text:style-name="P41"/>
      <text:p text:style-name="P41"/>
      <text:p text:style-name="P41">Uprawnienia użytkowników</text:p>
      <text:p text:style-name="P41"/>
      <text:list xml:id="list1802025445" text:style-name="L14">
        <text:list-item>
          <text:p text:style-name="P45">init </text:p>
          <text:list>
            <text:list-item>
              <text:p text:style-name="P45"><text:span text:style-name="T2">tworzy i modyfikuje całą bazę danych(więzy, zależności, tabele, kolumny)</text:span></text:p>
            </text:list-item>
            <text:list-item>
              <text:p text:style-name="P46"><text:span text:style-name="T1">może dodawać użytkowników z większymi uprawnieniami (leader)</text:span></text:p>
            </text:list-item>
            <text:list-item>
              <text:p text:style-name="P46"><text:span text:style-name="T1">może wywołać wszystkie funkcje API</text:span></text:p>
            </text:list-item>
          </text:list>
        </text:list-item>
      </text:list>
      <text:p text:style-name="P47"><text:span text:style-name="T1"/></text:p>
      <text:list xml:id="list235847892267262" text:continue-numbering="true" text:style-name="L14">
        <text:list-item>
          <text:p text:style-name="P48"><text:span text:style-name="T54">app</text:span></text:p>
          <text:list>
            <text:list-item>
              <text:p text:style-name="P49">może wywoływać wszystkie funkcje za wyjątkiem open i leader</text:p>
            </text:list-item>
          </text:list>
        </text:list-item>
      </text:list>
      <text:p text:style-name="P39"/>
      <text:p text:style-name="P39"/>
      <text:p text:style-name="P39">Funkcje leader </text:p>
      <text:p text:style-name="P29"/>
      <text:p text:style-name="P24"><text:span text:style-name="Source_20_Text"><text:span text:style-name="T22"><text:tab/>F</text:span></text:span><text:span text:style-name="Source_20_Text"><text:span text:style-name="T11">unkcje sprawdzają:</text:span></text:span></text:p>
      <text:list xml:id="list596281375" text:style-name="L7">
        <text:list-item>
          <text:p text:style-name="P37"><text:span text:style-name="Source_20_Text"><text:span text:style-name="T22">C</text:span></text:span><text:span text:style-name="Source_20_Text"><text:span text:style-name="T21">zy użytkownik </text:span></text:span><text:span text:style-name="Source_20_Text"><text:span text:style-name="T20">istnieje</text:span></text:span></text:p>
        </text:list-item>
        <text:list-item>
          <text:p text:style-name="P37"><text:span text:style-name="Source_20_Text"><text:span text:style-name="T22">C</text:span></text:span><text:span text:style-name="Source_20_Text"><text:span text:style-name="T20">zy nie jest zamrożony. </text:span></text:span></text:p>
        </text:list-item>
        <text:list-item>
          <text:p text:style-name="P37"><text:span text:style-name="Source_20_Text"><text:span text:style-name="T22">Cz</text:span></text:span><text:span text:style-name="Source_20_Text"><text:span text:style-name="T12">y użytkownik j</text:span></text:span><text:span text:style-name="Source_20_Text"><text:span text:style-name="T21">est liderem.</text:span></text:span></text:p>
        </text:list-item>
        <text:list-item>
          <text:p text:style-name="P37"><text:span text:style-name="Source_20_Text"><text:span text:style-name="T22">Poprawność hasła.</text:span></text:span></text:p>
        </text:list-item>
      </text:list>
      <text:p text:style-name="P36"><text:span text:style-name="Source_20_Text"><text:span text:style-name="T20"><text:tab/>Jeśli któryś krok nie będzie prawdą to zwraca natychmiast status ERROR.</text:span></text:span></text:p>
      <text:p text:style-name="P38"><text:span text:style-name="Source_20_Text"><text:span text:style-name="T20"><text:tab/></text:span></text:span><text:span text:style-name="Source_20_Text"><text:span text:style-name="T24">W przeciwnym przypadku odnajduje w tabeli politician użytkownika o podanym &lt;member&gt; <text:tab/>i aktualizuje wartość <text:tab/>politician.timestamp ustawiając wartość argumentu &lt;timestamp&gt;.</text:span></text:span></text:p>
      <text:p text:style-name="P36"><text:span text:style-name="Source_20_Text"><text:span text:style-name="T20"/></text:span></text:p>
      <text:list xml:id="list2859092222" text:style-name="L1">
        <text:list-item>
          <text:p text:style-name="P20"><text:span text:style-name="T57">v</text:span>otes</text:p>
          <text:p text:style-name="P20"/>
        </text:list-item>
      </text:list>
      <text:p text:style-name="P7"><text:span text:style-name="Source_20_Text"><text:span text:style-name="T10"><text:tab/></text:span></text:span><text:span text:style-name="Source_20_Text"><text:span text:style-name="T4">votes &lt;timestamp&gt; &lt;member&gt; &lt;password&gt; [ &lt;action&gt; | &lt;project&gt; ]</text:span></text:span></text:p>
      <text:p text:style-name="P7"><text:span text:style-name="Source_20_Text"><text:span text:style-name="T4"/></text:span></text:p>
      <text:p text:style-name="P7"><text:span text:style-name="Source_20_Text"><text:span text:style-name="T9"><text:tab/></text:span></text:span><text:span text:style-name="Source_20_Text"><text:span text:style-name="T33">Fu</text:span></text:span><text:span text:style-name="Source_20_Text"><text:span text:style-name="T34">nkcja zwraca </text:span></text:span><text:span text:style-name="Source_20_Text"><text:span text:style-name="T35">istę</text:span></text:span><text:span text:style-name="Source_20_Text"><text:span text:style-name="T34"> </text:span></text:span><text:span text:style-name="Source_20_Text"><text:span text:style-name="T35">wszystkich członków, z sumą oddanych przez nich głosów.</text:span></text:span></text:p>
      <text:p text:style-name="P7"><text:span text:style-name="Source_20_Text"><text:span text:style-name="T35"><text:tab/>Jeśli podano &lt;action&gt; funkcja agreguję kolumnę </text:span></text:span><text:span text:style-name="Source_20_Text"><text:span text:style-name="T45">votes </text:span></text:span><text:span text:style-name="Source_20_Text"><text:span text:style-name="T35">z kolumną </text:span></text:span><text:span text:style-name="Source_20_Text"><text:span text:style-name="T45">actions</text:span></text:span><text:span text:style-name="Source_20_Text"><text:span text:style-name="T35"> i podaje wynik. <text:tab/>Jeśli podano &lt;project&gt; funkcja agreguję kolumnę </text:span></text:span><text:span text:style-name="Source_20_Text"><text:span text:style-name="T45">votes</text:span></text:span><text:span text:style-name="Source_20_Text"><text:span text:style-name="T35"> z kolumną </text:span></text:span><text:span text:style-name="Source_20_Text"><text:span text:style-name="T45">projects</text:span></text:span><text:span text:style-name="Source_20_Text"><text:span text:style-name="T35">, a następnie <text:tab/>agreguję kolumnę </text:span></text:span><text:span text:style-name="Source_20_Text"><text:span text:style-name="T45">projects</text:span></text:span><text:span text:style-name="Source_20_Text"><text:span text:style-name="T35"> z kolumną </text:span></text:span><text:span text:style-name="Source_20_Text"><text:span text:style-name="T45">actions</text:span></text:span><text:span text:style-name="Source_20_Text"><text:span text:style-name="T35"> i podaje wynik.</text:span></text:span></text:p>
      <text:p text:style-name="P2"><text:span text:style-name="Source_20_Text"><text:span text:style-name="T4"><text:tab/></text:span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1"><text:span text:style-name="Source_20_Text"><text:span text:style-name="T10"/></text:span></text:p>
      <text:list xml:id="list235847788020801" text:continue-numbering="true" text:style-name="L1">
        <text:list-item>
          <text:p text:style-name="P20"><text:soft-page-break/><text:span text:style-name="T57">pr</text:span>ojects</text:p>
          <text:p text:style-name="P20"/>
          <text:p text:style-name="P3"><text:span text:style-name="Source_20_Text"><text:span text:style-name="T3">projects &lt;timestamp&gt; &lt;member&gt; &lt;password&gt; [ authority ]</text:span></text:span></text:p>
          <text:p text:style-name="P3"><text:span text:style-name="Source_20_Text"><text:span text:style-name="T3"/></text:span></text:p>
          <text:p text:style-name="P17"><text:span text:style-name="Source_20_Text"><text:span text:style-name="T17">Funkcja zwraca listę wszystkich działań organu władzy prowadzącego dane działanie. Jeśli podano &lt;authority&gt; to funkcja zwraca tylko działania danej instytucji. C</text:span></text:span><text:span text:style-name="Source_20_Text"><text:span text:style-name="T12">zyli funkcja wyciąga z tabeli </text:span></text:span><text:span text:style-name="Source_20_Text"><text:span text:style-name="T36">projects </text:span></text:span><text:span text:style-name="Source_20_Text"><text:span text:style-name="T13">wszystkie rekordy projektów, których kolumna </text:span></text:span><text:span text:style-name="Source_20_Text"><text:span text:style-name="T46">authorityid</text:span></text:span><text:span text:style-name="Source_20_Text"><text:span text:style-name="T13"> jest równa argumentowi </text:span></text:span><text:span text:style-name="Source_20_Text"><text:span text:style-name="T16">&lt;authority&gt;. </text:span></text:span></text:p>
          <text:p text:style-name="P18"><text:span text:style-name="Source_20_Text"><text:span text:style-name="T36"/></text:span></text:p>
        </text:list-item>
        <text:list-item>
          <text:p text:style-name="P20"><text:span text:style-name="T57">a</text:span>ctions</text:p>
          <text:p text:style-name="P20"/>
          <text:p text:style-name="P17"><text:span text:style-name="Source_20_Text"><text:span text:style-name="T3">actions &lt;timestamp&gt; &lt;member&gt; &lt;password&gt; [ &lt;type&gt; ] [ &lt;project&gt; | &lt;authority&gt; ]</text:span></text:span></text:p>
          <text:p text:style-name="P17"><text:span text:style-name="Source_20_Text"><text:span text:style-name="T3"/></text:span></text:p>
          <text:p text:style-name="P21"><text:span text:style-name="Source_20_Text"><text:span text:style-name="T12">Funkcja sprawdza pozostałe opcjonalne argumenty. </text:span></text:span><text:span text:style-name="Source_20_Text"><text:span text:style-name="T18">Jeśli podano &lt;type&gt; funkcja</text:span></text:span><text:span text:style-name="Source_20_Text"><text:span text:style-name="T15"> agreguje tabelę </text:span></text:span><text:span text:style-name="Source_20_Text"><text:span text:style-name="T40">projects</text:span></text:span><text:span text:style-name="Source_20_Text"><text:span text:style-name="T43"> </text:span></text:span><text:span text:style-name="Source_20_Text"><text:span text:style-name="T15">z </text:span></text:span><text:span text:style-name="Source_20_Text"><text:span text:style-name="T41">vote</text:span></text:span><text:span text:style-name="Source_20_Text"><text:span text:style-name="T15"> i wybier</text:span></text:span><text:span text:style-name="Source_20_Text"><text:span text:style-name="T18">a </text:span></text:span><text:span text:style-name="Source_20_Text"><text:span text:style-name="T15">tylko te, których </text:span></text:span><text:span text:style-name="Source_20_Text"><text:span text:style-name="T50">votes.upvote</text:span></text:span><text:span text:style-name="Source_20_Text"><text:span text:style-name="T15"> jest true, jeśli argument to upvote lub te, których </text:span></text:span><text:span text:style-name="Source_20_Text"><text:span text:style-name="T50">votes.upvote</text:span></text:span><text:span text:style-name="Source_20_Text"><text:span text:style-name="T15"> jest false jeśli argument to downvote. . </text:span></text:span><text:span text:style-name="Source_20_Text"><text:span text:style-name="T18">Jeśli podano &lt;\&lt;project&gt; </text:span></text:span><text:span text:style-name="Source_20_Text"><text:span text:style-name="T15">tedy funkcja z wyniku wybiera te krotki, których </text:span></text:span><text:span text:style-name="Source_20_Text"><text:span text:style-name="T51">acitons.pr</text:span></text:span><text:span text:style-name="Source_20_Text"><text:span text:style-name="T50">ojectid</text:span></text:span><text:span text:style-name="Source_20_Text"><text:span text:style-name="T15"> jest równy argumentowi &lt;project&gt;. </text:span></text:span><text:span text:style-name="Source_20_Text"><text:span text:style-name="T18">Jeśli podano &lt;authority&gt; </text:span></text:span><text:span text:style-name="Source_20_Text"><text:span text:style-name="T15">wybiera te krotki, których </text:span></text:span><text:span text:style-name="Source_20_Text"><text:span text:style-name="T50">actions.authorityid</text:span></text:span><text:span text:style-name="Source_20_Text"><text:span text:style-name="T15"> jest równy argumentowi &lt;authority&gt;.</text:span></text:span></text:p>
        </text:list-item>
      </text:list>
      <text:p text:style-name="P1"/>
      <text:p text:style-name="P1"/>
      <text:p text:style-name="P40">Funkcj<text:span text:style-name="T55">a trolls</text:span></text:p>
      <text:p text:style-name="P40"/>
      <text:p text:style-name="P35"><text:span text:style-name="T56"><text:tab/></text:span><text:span text:style-name="Source_20_Text"><text:span text:style-name="T3">trolls &lt;timestamp&gt;</text:span></text:span></text:p>
      <text:p text:style-name="P35"><text:span text:style-name="Source_20_Text"><text:span text:style-name="T3"><text:tab/></text:span></text:span></text:p>
      <text:p text:style-name="P35"><text:span text:style-name="Source_20_Text"><text:span text:style-name="T3"><text:tab/></text:span></text:span><text:span text:style-name="Source_20_Text"><text:span text:style-name="T12">Zwraca listę wszystkich użytkowników, którzy zaproponowali akcje mające w chwili <text:tab/>&lt;timestamp&gt; sumarycznie więcej downvotes niż upvotes. </text:span></text:span><text:span text:style-name="Source_20_Text"><text:span text:style-name="T19">Zwracamy użytkowników, <text:tab/>których kolumna </text:span></text:span><text:span text:style-name="Source_20_Text"><text:span text:style-name="T47">politician.votes_ratio</text:span></text:span><text:span text:style-name="Source_20_Text"><text:span text:style-name="T19"> ma wartość mniejszą od zera.</text:span></text:span></text:p>
      <text:p text:style-name="P30"><text:span text:style-name="Source_20_Text"><text:span text:style-name="T12"/></text:span></text:p>
      <text:p text:style-name="P30"><text:span text:style-name="Source_20_Text"><text:span text:style-name="T12"/></text:span></text:p>
      <text:p text:style-name="P31"><text:span text:style-name="Source_20_Text"><text:span text:style-name="T27">Funkcj</text:span></text:span><text:span text:style-name="Source_20_Text"><text:span text:style-name="T28">e użytkownika</text:span></text:span></text:p>
      <text:p text:style-name="P23"><text:span text:style-name="Source_20_Text"><text:span text:style-name="T14"><text:tab/></text:span></text:span></text:p>
      <text:p text:style-name="P24"><text:span text:style-name="Source_20_Text"><text:span text:style-name="T22"><text:tab/>F</text:span></text:span><text:span text:style-name="Source_20_Text"><text:span text:style-name="T11">unkcje sprawdzają:</text:span></text:span></text:p>
      <text:list xml:id="list235849314662825" text:continue-list="list596281375" text:style-name="L7">
        <text:list-item>
          <text:p text:style-name="P37"><text:span text:style-name="Source_20_Text"><text:span text:style-name="T22">C</text:span></text:span><text:span text:style-name="Source_20_Text"><text:span text:style-name="T21">zy użytkownik </text:span></text:span><text:span text:style-name="Source_20_Text"><text:span text:style-name="T20">istnieje</text:span></text:span></text:p>
        </text:list-item>
        <text:list-item>
          <text:p text:style-name="P37"><text:span text:style-name="Source_20_Text"><text:span text:style-name="T22">C</text:span></text:span><text:span text:style-name="Source_20_Text"><text:span text:style-name="T20">zy nie jest zamrożony. </text:span></text:span></text:p>
        </text:list-item>
        <text:list-item>
          <text:p text:style-name="P25"><text:span text:style-name="Source_20_Text"><text:span text:style-name="T22">Poprawność hasła.</text:span></text:span></text:p>
        </text:list-item>
      </text:list>
      <text:p text:style-name="P24"><text:span text:style-name="Source_20_Text"><text:span text:style-name="T22"/></text:span></text:p>
      <text:p text:style-name="P24"><text:span text:style-name="Source_20_Text"><text:span text:style-name="T20"><text:tab/></text:span></text:span><text:span text:style-name="Source_20_Text"><text:span text:style-name="T22">Jeśli użytkownik nie istnieje to funkcja dodaje nowego użytkownika i pomija kolejne dwa <text:tab/>warunki.</text:span></text:span><text:span text:style-name="Source_20_Text"><text:span text:style-name="T20">Jeśli </text:span></text:span><text:span text:style-name="Source_20_Text"><text:span text:style-name="T22">istnieje użytkownik i któryś krok</text:span></text:span><text:span text:style-name="Source_20_Text"><text:span text:style-name="T20"> nie będzie prawdą to zwraca natychmiast <text:tab/>status <text:tab/>ERROR.</text:span></text:span></text:p>
      <text:p text:style-name="P26"><text:span text:style-name="Source_20_Text"><text:span text:style-name="T24"><text:tab/>W przeciwnym przypadku odnajduje w tabeli </text:span></text:span><text:span text:style-name="Source_20_Text"><text:span text:style-name="T52">politician</text:span></text:span><text:span text:style-name="Source_20_Text"><text:span text:style-name="T24"> użytkownika o podanym <text:tab/>&lt;member&gt; i aktualizuje wartość politician.timestamp ustawiając wartość argumentu <text:tab/>&lt;timestamp&gt;.</text:span></text:span></text:p>
      <text:p text:style-name="P24"><text:span text:style-name="Source_20_Text"><text:span text:style-name="T20"/></text:span></text:p>
      <text:list xml:id="list235848370104860" text:continue-list="list235847788020801" text:style-name="L1">
        <text:list-item>
          <text:p text:style-name="P27">support/protest</text:p>
          <text:p text:style-name="P22"/>
        </text:list-item>
      </text:list>
      <text:p text:style-name="P9"><text:span text:style-name="Source_20_Text"><text:span text:style-name="T10"><text:tab/></text:span></text:span><text:span text:style-name="Source_20_Text"><text:span text:style-name="T4">support &lt;timestamp&gt; &lt;member&gt; &lt;password&gt; &lt;action&gt; &lt;project&gt; [ &lt;authority&gt; ]</text:span></text:span></text:p>
      <text:p text:style-name="P9"><text:span text:style-name="Source_20_Text"><text:span text:style-name="T4"/></text:span></text:p>
      <text:p text:style-name="P10"><text:span text:style-name="Source_20_Text"><text:span text:style-name="T3"><text:tab/>protest &lt;timestamp&gt; &lt;member&gt; &lt;password&gt; &lt;action&gt; &lt;project&gt; [ &lt;authority&gt; ]</text:span></text:span></text:p>
      <text:p text:style-name="P11"><text:span text:style-name="Source_20_Text"><text:span text:style-name="T3"/></text:span></text:p>
      <text:p text:style-name="P12"><text:span text:style-name="Source_20_Text"><text:span text:style-name="T5"><text:tab/></text:span></text:span><text:span text:style-name="Source_20_Text"><text:span text:style-name="T17">Funkcja dodaje nową akcji &lt;action&gt; wsparcia (support) lub sprzeciwu (protest) wobec <text:tab/>działania &lt;project&gt; prowadzonego przez organ władzy</text:span></text:span><text:span text:style-name="Source_20_Text"><text:span text:style-name="T22"> &lt;</text:span></text:span><text:span text:style-name="Source_20_Text"><text:span text:style-name="T17">authority&gt;.</text:span></text:span></text:p>
      <text:p text:style-name="P15"><text:soft-page-break/><text:span text:style-name="Source_20_Text"><text:span text:style-name="T22"><text:tab/>Sprawdza czy &lt;projekt&gt; istnieje w bazie tabeli </text:span></text:span><text:span text:style-name="Source_20_Text"><text:span text:style-name="T48">projects</text:span></text:span><text:span text:style-name="Source_20_Text"><text:span text:style-name="T22">. Jeśli tak</text:span></text:span><text:span text:style-name="Source_20_Text"><text:span text:style-name="T23"> to przechodzi do <text:tab/></text:span></text:span></text:p>
      <text:p text:style-name="P15"><text:span text:style-name="Source_20_Text"><text:span text:style-name="T23"><text:tab/></text:span></text:span><text:span text:style-name="Source_20_Text"><text:span text:style-name="T26">Dodawanie</text:span></text:span><text:span text:style-name="Source_20_Text"><text:span text:style-name="T23">.</text:span></text:span></text:p>
      <text:p text:style-name="P15"><text:span text:style-name="Source_20_Text"><text:span text:style-name="T23"/></text:span></text:p>
      <text:p text:style-name="P15"><text:span text:style-name="Source_20_Text"><text:span text:style-name="T23"><text:tab/></text:span></text:span><text:span text:style-name="Source_20_Text"><text:span text:style-name="T22">Jeśli nie to tworzy </text:span></text:span><text:span text:style-name="Source_20_Text"><text:span text:style-name="T23">nowy rekord w tabeli </text:span></text:span><text:span text:style-name="Source_20_Text"><text:span text:style-name="T48">projects</text:span></text:span><text:span text:style-name="Source_20_Text"><text:span text:style-name="T22"> </text:span></text:span></text:p>
      <text:p text:style-name="P14"><text:span text:style-name="Source_20_Text"><text:span text:style-name="T25"><text:tab/></text:span></text:span><text:span text:style-name="Source_20_Text"><text:span text:style-name="T38">projects.p</text:span></text:span><text:span text:style-name="Source_20_Text"><text:span text:style-name="T39">roject</text:span></text:span><text:span text:style-name="Source_20_Text"><text:span text:style-name="T23"> =&lt;project&gt; i </text:span></text:span><text:span text:style-name="Source_20_Text"><text:span text:style-name="T38">projects.</text:span></text:span><text:span text:style-name="Source_20_Text"><text:span text:style-name="T39">authorityid</text:span></text:span><text:span text:style-name="Source_20_Text"><text:span text:style-name="T23"> = &lt;authority&gt;.Przechodzi do <text:tab/></text:span></text:span><text:span text:style-name="Source_20_Text"><text:span text:style-name="T26">Dodawanie</text:span></text:span><text:span text:style-name="Source_20_Text"><text:span text:style-name="T23">.</text:span></text:span></text:p>
      <text:p text:style-name="P13"><text:span text:style-name="Source_20_Text"><text:span text:style-name="T23"><text:tab/></text:span></text:span><text:span text:style-name="Source_20_Text"><text:span text:style-name="T26">Dodawanie</text:span></text:span><text:span text:style-name="Source_20_Text"><text:span text:style-name="T23"> - dodaje rekord do tabeli </text:span></text:span><text:span text:style-name="Source_20_Text"><text:span text:style-name="T49">actions</text:span></text:span><text:span text:style-name="Source_20_Text"><text:span text:style-name="T23">. O podanym </text:span></text:span><text:span text:style-name="Source_20_Text"><text:span text:style-name="T39">action</text:span></text:span><text:span text:style-name="Source_20_Text"><text:span text:style-name="T23"> = &lt;action&gt;, </text:span></text:span></text:p>
      <text:p text:style-name="P13"><text:span text:style-name="Source_20_Text"><text:span text:style-name="T23"><text:tab/></text:span></text:span><text:span text:style-name="Source_20_Text"><text:span text:style-name="T39">projectid </text:span></text:span><text:span text:style-name="Source_20_Text"><text:span text:style-name="T23">= &lt;project&gt;, </text:span></text:span><text:span text:style-name="Source_20_Text"><text:span text:style-name="T39">authorityid</text:span></text:span><text:span text:style-name="Source_20_Text"><text:span text:style-name="T23"> jest wyciągane z tabeli projects. </text:span></text:span></text:p>
      <text:p text:style-name="P12"><text:span text:style-name="Source_20_Text"><text:span text:style-name="T23"/></text:span></text:p>
      <text:p text:style-name="P12"><text:span text:style-name="Source_20_Text"><text:span text:style-name="T23"/></text:span></text:p>
      <text:p text:style-name="P16"><text:span text:style-name="Source_20_Text"><text:span text:style-name="T4"><text:tab/></text:span></text:span></text:p>
      <text:list xml:id="list235848976319224" text:continue-numbering="true" text:style-name="L1">
        <text:list-item>
          <text:p text:style-name="P28">upvote/downvote</text:p>
          <text:p text:style-name="P22"/>
          <text:p text:style-name="P4"><text:span text:style-name="Source_20_Text"><text:span text:style-name="T3">upvote &lt;timestamp&gt; &lt;member&gt; &lt;password&gt; &lt;action&gt; </text:span></text:span></text:p>
        </text:list-item>
      </text:list>
      <text:p text:style-name="P10"/>
      <text:p text:style-name="P10"><text:span text:style-name="Source_20_Text"><text:span text:style-name="T3"><text:tab/>downvote &lt;timestamp&gt; &lt;member&gt; &lt;password&gt; &lt;action&gt; </text:span></text:span></text:p>
      <text:p text:style-name="P8"><text:span text:style-name="Source_20_Text"><text:span text:style-name="T3"/></text:span></text:p>
      <text:list xml:id="list235849449624591" text:continue-numbering="true" text:style-name="L1">
        <text:list-header>
          <text:p text:style-name="P5"><text:span text:style-name="Source_20_Text"><text:span text:style-name="T6"/></text:span></text:p>
          <text:p text:style-name="P32"><text:span text:style-name="Source_20_Text"><text:span text:style-name="T24">S</text:span></text:span><text:span text:style-name="Source_20_Text"><text:span text:style-name="T23">prawdza czy &lt;action&gt; istnieje w tabeli </text:span></text:span><text:span text:style-name="Source_20_Text"><text:span text:style-name="T53">actions</text:span></text:span><text:span text:style-name="Source_20_Text"><text:span text:style-name="T23"> jako actions.action. Jeśli nie zwraca status ERROR. <text:s/></text:span></text:span><text:span text:style-name="Source_20_Text"><text:span text:style-name="T24">Jeśli istnieje sprawdza czy istnieje wpis w tabeli </text:span></text:span><text:span text:style-name="Source_20_Text"><text:span text:style-name="T52">votes</text:span></text:span><text:span text:style-name="Source_20_Text"><text:span text:style-name="T24"> o votes.actionid = &lt;action&gt; i votes.memberid = &lt;member&gt;. Jeśli istnieje funkcja kończy działanie. Jeśli nie istnieje to dodaje rekord do tabeli </text:span></text:span><text:span text:style-name="Source_20_Text"><text:span text:style-name="T52">votes </text:span></text:span><text:span text:style-name="Source_20_Text"><text:span text:style-name="T24">o </text:span></text:span><text:span text:style-name="Source_20_Text"><text:span text:style-name="T42">actionid</text:span></text:span><text:span text:style-name="Source_20_Text"><text:span text:style-name="T24"> = &lt;action&gt;, </text:span></text:span><text:span text:style-name="Source_20_Text"><text:span text:style-name="T42">memberid</text:span></text:span><text:span text:style-name="Source_20_Text"><text:span text:style-name="T24"> = &lt;member&gt;. Dla funkcji upvote </text:span></text:span><text:span text:style-name="Source_20_Text"><text:span text:style-name="T42">votes.upvote</text:span></text:span><text:span text:style-name="Source_20_Text"><text:span text:style-name="T24"> = true, dla downvote </text:span></text:span><text:span text:style-name="Source_20_Text"><text:span text:style-name="T42">upvote </text:span></text:span><text:span text:style-name="Source_20_Text"><text:span text:style-name="T24">= false.</text:span></text:span></text:p>
          <text:p text:style-name="P33"><text:span text:style-name="Source_20_Text"><text:span text:style-name="T24">Odnajduje w tabeli </text:span></text:span><text:span text:style-name="Source_20_Text"><text:span text:style-name="T52">politician</text:span></text:span><text:span text:style-name="Source_20_Text"><text:span text:style-name="T24"> użytkownika o podanym &lt;member&gt; i aktualizuje wartość </text:span></text:span><text:span text:style-name="Source_20_Text"><text:span text:style-name="T42">politician.votes_ration</text:span></text:span><text:span text:style-name="Source_20_Text"><text:span text:style-name="T24"> dodając 1 (funkcja upvote) lub aktualizuje kolumn</text:span></text:span><text:span text:style-name="Source_20_Text"><text:span text:style-name="T25">ę </text:span></text:span><text:span text:style-name="Source_20_Text"><text:span text:style-name="T24">odejmując 1 (funkcja downvote).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3:02:17.570936035</meta:creation-date>
    <dc:date>2019-05-30T23:58:47.384784396</dc:date>
    <meta:editing-duration>PT33M42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3" meta:paragraph-count="66" meta:word-count="579" meta:character-count="4217" meta:non-whitespace-character-count="3674"/>
  </office:meta>
</office:document-meta>
</file>